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#D9D9D9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D9D9D9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88976in" svg:y="10.08701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15" table:default-cell-style-name="ce5"/>
        <table:table-column table:style-name="co1" table:number-columns-repeated="1003" table:default-cell-style-name="ce6"/>
        <table:table-column table:style-name="co4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ration 1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8-21T00:00:00" table:style-name="ce8">
            <text:p>21/08/12</text:p>
          </table:table-cell>
          <table:table-cell office:value-type="date" office:date-value="2012-08-22T00:00:00" table:style-name="ce8">
            <text:p>22/08/12</text:p>
          </table:table-cell>
          <table:table-cell office:value-type="date" office:date-value="2012-08-23T00:00:00" table:style-name="ce8">
            <text:p>23/08/12</text:p>
          </table:table-cell>
          <table:table-cell office:value-type="date" office:date-value="2012-08-24T00:00:00" table:style-name="ce8">
            <text:p>24/08/12</text:p>
          </table:table-cell>
          <table:table-cell office:value-type="date" office:date-value="2012-08-25T00:00:00" table:style-name="ce8">
            <text:p>25/08/12</text:p>
          </table:table-cell>
          <table:table-cell office:value-type="date" office:date-value="2012-08-26T00:00:00" table:style-name="ce8">
            <text:p>26/08/12</text:p>
          </table:table-cell>
          <table:table-cell office:value-type="date" office:date-value="2012-08-27T00:00:00" table:style-name="ce8">
            <text:p>27/08/12</text:p>
          </table:table-cell>
          <table:table-cell office:value-type="date" office:date-value="2012-08-28T00:00:00" table:style-name="ce8">
            <text:p>28/08/12</text:p>
          </table:table-cell>
          <table:table-cell office:value-type="date" office:date-value="2012-08-29T00:00:00" table:style-name="ce8">
            <text:p>29/08/12</text:p>
          </table:table-cell>
          <table:table-cell office:value-type="date" office:date-value="2012-08-30T00:00:00" table:style-name="ce8">
            <text:p>30/08/12</text:p>
          </table:table-cell>
          <table:table-cell office:value-type="date" office:date-value="2012-08-31T00:00:00" table:style-name="ce8">
            <text:p>31/08/12</text:p>
          </table:table-cell>
          <table:table-cell office:value-type="date" office:date-value="2012-09-01T00:00:00" table:style-name="ce8">
            <text:p>01/09/12</text:p>
          </table:table-cell>
          <table:table-cell office:value-type="date" office:date-value="2012-09-02T00:00:00" table:style-name="ce8">
            <text:p>02/09/12</text:p>
          </table:table-cell>
          <table:table-cell office:value-type="date" office:date-value="2012-09-03T00:00:00" table:style-name="ce8">
            <text:p>03/09/12</text:p>
          </table:table-cell>
          <table:table-cell office:value-type="date" office:date-value="2012-09-04T00:00:00" table:style-name="ce8">
            <text:p>04/09/12</text:p>
          </table:table-cell>
          <table:table-cell table:number-columns-repeated="16364" table:style-name="ce7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GUI Hardware Co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Hardware Cost in business layer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Hardware Unit Tests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System KW Size Input GUI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System KW Size Input Clas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System KW Size Input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nel Distribution GUI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Ale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6" table:style-name="ce13"/>
          <table:table-cell table:number-columns-repeated="16364"/>
        </table:table-row>
        <table:table-row table:style-name="ro4"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Panel Distribution Clas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Panel Distribution Unit Test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4"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Panel Efficiency GUI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Panel Efficiency Clas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4"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Panel Efficiency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4"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nel Lifetime GUI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Alex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1" table:style-name="ce13"/>
          <table:table-cell table:number-columns-repeated="16364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Panel Lifetime Clas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table:number-columns-repeated="16364"/>
        </table:table-row>
        <table:table-row table:style-name="ro2">
          <table:table-cell office:value-type="float" office:value="9" table:style-name="ce11">
            <text:p>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Panel Lifetime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ariff GUI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Tariff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4" table:style-name="ce5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ariff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0" table:style-name="ce5"/>
          <table:table-cell table:number-columns-repeated="16364"/>
        </table:table-row>
        <table:table-row table:style-name="ro2"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Inverter GUI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5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verter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6" table:style-name="ce5"/>
          <table:table-cell table:number-columns-repeated="16364"/>
        </table:table-row>
        <table:table-row table:style-name="ro2">
          <table:table-cell office:value-type="float" office:value="15" table:style-name="ce17">
            <text:p>15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Inverter Unit Test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ichael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Inverter Lifetime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6" table:style-name="ce5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verter Lifetim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6" table:style-name="ce5"/>
          <table:table-cell table:number-columns-repeated="16364"/>
        </table:table-row>
        <table:table-row table:style-name="ro2">
          <table:table-cell office:value-type="float" office:value="19" table:style-name="ce17">
            <text:p>19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Inverter Lifetime Unit Test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ichael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12" table:style-name="ce17"/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onthly Power Usage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4" table:style-name="ce5"/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nthly Power Usag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64"/>
        </table:table-row>
        <table:table-row table:style-name="ro2">
          <table:table-cell office:value-type="float" office:value="20" table:style-name="ce17">
            <text:p>20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Monthly Power Usage Unit Test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ichael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12" table:style-name="ce17"/>
          <table:table-cell table:number-columns-repeated="16364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Display Monthly Savings GUI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64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Display Monthly Savings Class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64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Display Monthly Savings Data Request to webservic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Display Monthly Savings Processing on webservice</text:p>
          </table:table-cell>
          <table:table-cell office:value-type="float" office:value="6" table:style-name="ce9">
            <text:p>6</text:p>
          </table:table-cell>
          <table:table-cell office:value-type="string" table:style-name="ce10">
            <text:p>Luke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table:number-columns-repeated="16364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Display Monthly Savings Data Return from webservice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float" office:value="6" table:style-name="ce9">
            <text:p>6</text:p>
          </table:table-cell>
          <table:table-cell office:value-type="string" table:style-name="ce10">
            <text:p>Display Monthly Savings Webservice GUI Dialog boxe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2">
          <table:table-cell office:value-type="float" office:value="34" table:style-name="ce15">
            <text:p>34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Google Account Setup + GAE Setu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13" table:style-name="ce15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Create GitHub account + repositori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Create basic GAE application and upload to GH+GA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eate Virtual appliance to host Hudson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stall and configure Hudson for acce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float" office:value="36" table:style-name="ce17">
            <text:p>36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Create Desktop Application Container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Darran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5" table:style-name="ce17"/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7">
            <text:p>0</text:p>
          </table:table-cell>
          <table:table-cell table:number-columns-repeated="4" table:style-name="ce17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7"/>
          <table:table-cell office:value-type="string" table:style-name="ce19">
            <text:p>Total Hours Remaining</text:p>
          </table:table-cell>
          <table:table-cell table:style-name="ce7"/>
          <table:table-cell table:style-name="ce19"/>
          <table:table-cell office:value-type="float" office:value="52" table:style-name="ce7">
            <text:p>52</text:p>
          </table:table-cell>
          <table:table-cell office:value-type="float" office:value="42" table:style-name="ce7">
            <text:p>42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64" table:style-name="ce19"/>
        </table:table-row>
        <table:table-row table:style-name="ro2">
          <table:table-cell table:number-columns-repeated="2" table:style-name="ce7"/>
          <table:table-cell office:value-type="string" table:style-name="ce19">
            <text:p>Tasks Completed</text:p>
          </table:table-cell>
          <table:table-cell table:style-name="ce7"/>
          <table:table-cell table:style-name="ce19"/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9"/>
        </table:table-row>
        <table:table-row table:style-name="ro2">
          <table:table-cell table:number-columns-repeated="2" table:style-name="ce7"/>
          <table:table-cell office:value-type="string" table:style-name="ce19">
            <text:p>Tasks Remaining</text:p>
          </table:table-cell>
          <table:table-cell table:style-name="ce7"/>
          <table:table-cell table:style-name="ce19"/>
          <table:table-cell office:value-type="float" office:value="40" table:style-name="ce7">
            <text:p>40</text:p>
          </table:table-cell>
          <table:table-cell office:value-type="float" office:value="36" table:style-name="ce7">
            <text:p>36</text:p>
          </table:table-cell>
          <table:table-cell office:value-type="float" office:value="34" table:style-name="ce7">
            <text:p>3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64" table:style-name="ce19"/>
        </table:table-row>
        <table:table-row table:style-name="ro2">
          <table:table-cell table:number-columns-repeated="2" table:style-name="ce7"/>
          <table:table-cell office:value-type="string" table:style-name="ce19">
            <text:p>Ideal Burndown</text:p>
          </table:table-cell>
          <table:table-cell table:style-name="ce7"/>
          <table:table-cell table:style-name="ce19"/>
          <table:table-cell office:value-type="float" office:value="52" table:style-name="ce7">
            <text:p>52</text:p>
          </table:table-cell>
          <table:table-cell office:value-type="float" office:value="48.285714285714299" table:style-name="ce7">
            <text:p>48.28571429</text:p>
          </table:table-cell>
          <table:table-cell office:value-type="float" office:value="44.571428571428598" table:style-name="ce7">
            <text:p>44.57142857</text:p>
          </table:table-cell>
          <table:table-cell office:value-type="float" office:value="40.857142857142897" table:style-name="ce7">
            <text:p>40.85714286</text:p>
          </table:table-cell>
          <table:table-cell office:value-type="float" office:value="37.142857142857103" table:style-name="ce7">
            <text:p>37.14285714</text:p>
          </table:table-cell>
          <table:table-cell office:value-type="float" office:value="33.428571428571402" table:style-name="ce7">
            <text:p>33.42857143</text:p>
          </table:table-cell>
          <table:table-cell office:value-type="float" office:value="29.714285714285701" table:style-name="ce7">
            <text:p>29.71428571</text:p>
          </table:table-cell>
          <table:table-cell office:value-type="float" office:value="26" table:style-name="ce7">
            <text:p>26</text:p>
          </table:table-cell>
          <table:table-cell office:value-type="float" office:value="22.285714285714299" table:style-name="ce7">
            <text:p>22.28571429</text:p>
          </table:table-cell>
          <table:table-cell office:value-type="float" office:value="18.571428571428601" table:style-name="ce7">
            <text:p>18.57142857</text:p>
          </table:table-cell>
          <table:table-cell office:value-type="float" office:value="14.8571428571429" table:style-name="ce7">
            <text:p>14.85714286</text:p>
          </table:table-cell>
          <table:table-cell office:value-type="float" office:value="11.1428571428571" table:style-name="ce7">
            <text:p>11.14285714</text:p>
          </table:table-cell>
          <table:table-cell office:value-type="float" office:value="7.4285714285714297" table:style-name="ce7">
            <text:p>7.428571429</text:p>
          </table:table-cell>
          <table:table-cell office:value-type="float" office:value="3.7142857142857202" table:style-name="ce7">
            <text:p>3.714285714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9"/>
        </table:table-row>
        <table:table-row table:style-name="ro2">
          <table:table-cell table:number-columns-repeated="2" table:style-name="ce7"/>
          <table:table-cell office:value-type="string" table:style-name="ce19">
            <text:p>Day</text:p>
          </table:table-cell>
          <table:table-cell table:style-name="ce7"/>
          <table:table-cell table:style-name="ce19"/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64" table:style-name="ce19"/>
        </table:table-row>
        <table:table-row table:number-rows-repeated="1048528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09-03T15:05:50Z</dc:date>
    <meta:editing-cycles>15</meta:editing-cycles>
    <meta:editing-duration>PT26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6245669291338pt" svg:y="15.16456692913386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2582677165355pt" svg:width="932.434251968504pt" svg:height="431.779842519685pt" chart:style-name="Plt0">
          <chart:axis chart:dimension="y" chart:name="primary-y" chart:style-name="Axs0">
            <chart:title svg:x="12.78393700787402pt" svg:y="321.9996062992126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2438582677165pt" chart:style-name="AT01">
              <text:p text:style-name="a2" text:class-names="" text:cond-style-name="">Day</text:p>
            </chart:title>
          </chart:axis>
          <chart:series chart:label-cell-address="Sheet1.$C$45" chart:values-cell-range-address="Sheet1.$F$45:.$T$45" chart:class="chart:bar" chart:attached-axis="primary-y" chart:style-name="G0S0">
            <chart:data-point chart:repeated="15"/>
          </chart:series>
          <chart:series chart:label-cell-address="Sheet1.$C$44" chart:values-cell-range-address="Sheet1.$F$44:.$T$44" chart:class="chart:line" chart:attached-axis="primary-y" chart:style-name="G1S0">
            <chart:data-point chart:repeated="15"/>
          </chart:series>
          <chart:series chart:label-cell-address="Sheet1.$C$46" chart:values-cell-range-address="Sheet1.$F$46:.$T$46" chart:class="chart:line" chart:attached-axis="primary-y" chart:style-name="G1S1">
            <chart:data-point chart:repeated="15"/>
          </chart:series>
          <chart:series chart:label-cell-address="Sheet1.$C$47" chart:values-cell-range-address="Sheet1.$F$47:.$T$47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